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6.4931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style:page-number="auto"/>
    </style:style>
    <style:style style:name="P3"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58%"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text:p>
      <text:p text:style-name="Standard"/>
      <text:p text:style-name="Standard">Keep notes on the tasks you worked on for Project 5. This worksheet will be used to assess your teamwork and individual contributions to the project. It will be used to help give credit for tasks for which there may not be direct evidence in the code, for example, helping others, research, troubleshooting.</text:p>
      <text:p text:style-name="Standard"/>
      <text:p text:style-name="Standard">Rename this file so your own name is in the file name. </text:p>
      <text:p text:style-name="Standard">Each team member should keep their own document in their team’s GitHub repository. <text:s/>Create a directory for everyone’s documents. </text:p>
      <text:p text:style-name="Standard"/>
      <text:p text:style-name="Standard">Make notes for each week. </text:p>
      <text:p text:style-name="Standard"/>
      <table:table table:name="Table1" table:style-name="Table1">
        <table:table-column table:style-name="Table1.A"/>
        <table:table-row table:style-name="Table1.1">
          <table:table-cell table:style-name="Table1.A1" office:value-type="string">
            <text:p text:style-name="P1">Week beginning Monday November 9th</text:p>
            <text:p text:style-name="Standard">Organized team around issues. Help setup project planning documents. Suggest APIs for initial data. Pinned key posts to Slack channel to make it easier for team to find important documents. Organize team around meeting schedules. </text:p>
            <text:p text:style-name="Standard"/>
            <text:p text:style-name="Standard"/>
          </table:table-cell>
        </table:table-row>
        <table:table-row table:style-name="Table1.1">
          <table:table-cell table:style-name="Table1.A1" office:value-type="string">
            <text:p text:style-name="P1">Week beginning Monday November 16th</text:p>
            <text:p text:style-name="P1"/>
            <text:p text:style-name="Standard">I was unable to join zoom meeting this week.</text:p>
            <text:p text:style-name="Standard"/>
          </table:table-cell>
        </table:table-row>
        <table:table-row table:style-name="Table1.1">
          <table:table-cell table:style-name="Table1.A1" office:value-type="string">
            <text:p text:style-name="P1">Week beginning Monday November 23rd</text:p>
            <text:p text:style-name="Standard">Offered zoom session on the weekend to discuss issues and offer help. <text:line-break/>Resolved locally running sqlite vs Postgres db issue allowing team members to progress without the need to install and setup Postgres.<text:line-break/>Pull request review and feedback.</text:p>
            <text:p text:style-name="Standard"/>
          </table:table-cell>
        </table:table-row>
        <table:table-row table:style-name="Table1.1">
          <table:table-cell table:style-name="Table1.A1" office:value-type="string">
            <text:p text:style-name="P1">Week beginning Monday November 30th</text:p>
            <text:p text:style-name="Standard"/>
            <text:p text:style-name="Standard">Project planning. Re-assessing issues to ensure progress is being made. Pull request review and submitting patches to pull request that need work. <text:s/></text:p>
            <text:p text:style-name="Standard"/>
          </table:table-cell>
        </table:table-row>
        <table:table-row table:style-name="Table1.1">
          <table:table-cell table:style-name="Table1.A1" office:value-type="string">
            <text:p text:style-name="P1">Week beginning Monday December 7th</text:p>
            <text:p text:style-name="Standard">User research testing. Created start of css and usability updates to venues page. https://github.com/cjdufault/lmn/tree/venues-css</text:p>
            <text:p text:style-name="Standard"/>
            <text:p text:style-name="Standard"/>
          </table:table-cell>
        </table:table-row>
        <table:table-row table:style-name="Table1.1">
          <table:table-cell table:style-name="Table1.A1" office:value-type="string">
            <text:p text:style-name="Standard"><text:span text:style-name="T1">Week beginning Monday December 14</text:span><text:span text:style-name="T2">th</text:span><text:span text:style-name="T1"> </text:span></text:p>
            <text:p text:style-name="Standard">Wrap up pull requests feedback, gather all documents, present, the end. </text:p>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font-name-asian="Arial Unicode MS"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ra James</meta:initial-creator>
    <dc:creator>Branden Adams</dc:creator>
    <meta:editing-cycles>3</meta:editing-cycles>
    <meta:creation-date>2020-03-28T22:12:00</meta:creation-date>
    <dc:date>2020-12-12T17:31:26</dc:date>
    <meta:editing-duration>PT1M43S</meta:editing-duration>
    <meta:generator>OpenOffice/4.1.8$Unix OpenOffice.org_project/418m3$Build-9803</meta:generator>
    <meta:document-statistic meta:table-count="1" meta:image-count="0" meta:object-count="0" meta:page-count="1" meta:paragraph-count="17" meta:word-count="249" meta:character-count="15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